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6.2937in" svg:height="3.5457in" svg:x="0.0433in" svg:y="2.5in">
            <draw:object draw:notify-on-update-of-ranges="Hoja1.A2:Hoja1.A11 Hoja1.B2:Hoja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37in" svg:height="3.5457in" svg:x="6.4343in" svg:y="2.4268in">
            <draw:object draw:notify-on-update-of-ranges="Hoja1.A2:Hoja1.A11 Hoja1.C2:Hoja1.C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0654in" svg:y="6.1287in">
            <draw:object draw:notify-on-update-of-ranges="Hoja1.A2:Hoja1.A11 Hoja1.D1:Hoja1.D1 Hoja1.D2:Hoja1.D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5358in" svg:y="6.1059in">
            <draw:object draw:notify-on-update-of-ranges="Hoja1.A2:Hoja1.A11 Hoja1.D1:Hoja1.D1 Hoja1.E2:Hoja1.E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>
            <text:p>Entrada [V]</text:p>
          </table:table-cell>
          <table:table-cell table:style-name="ce6" office:value-type="string">
            <text:p>Salida Sensor</text:p>
            <text:p><text:s/>Capacitor [V]</text:p>
          </table:table-cell>
          <table:table-cell table:style-name="ce6" office:value-type="string">
            <text:p>Salida Sensor</text:p>
            <text:p><text:s/>HV [V]</text:p>
          </table:table-cell>
          <table:table-cell table:style-name="ce6" office:value-type="string">
            <text:p>Tranferencia</text:p>
            <text:p>Sensor Capacitor</text:p>
          </table:table-cell>
          <table:table-cell table:style-name="ce6" office:value-type="string">
            <text:p>Tranferencia</text:p>
            <text:p>Sensor HV</text:p>
          </table:table-cell>
        </table:table-row>
        <table:table-row table:style-name="ro2">
          <table:table-cell table:style-name="ce2" office:value-type="float" office:value="0.15">
            <text:p>0.15</text:p>
          </table:table-cell>
          <table:table-cell table:style-name="ce2" office:value-type="float" office:value="0.32">
            <text:p>0.32</text:p>
          </table:table-cell>
          <table:table-cell table:style-name="ce7" office:value-type="float" office:value="0.32">
            <text:p>0.32</text:p>
          </table:table-cell>
          <table:table-cell table:formula="of:=[.B2]/[.A2]" office:value-type="float" office:value="2.13333333333333">
            <text:p>2.1333333333</text:p>
          </table:table-cell>
          <table:table-cell table:formula="of:=[.C2]/[.A2]" office:value-type="float" office:value="2.13333333333333">
            <text:p>2.1333333333</text:p>
          </table:table-cell>
        </table:table-row>
        <table:table-row table:style-name="ro2">
          <table:table-cell table:style-name="ce3" office:value-type="float" office:value="0.2">
            <text:p>0.2</text:p>
          </table:table-cell>
          <table:table-cell table:style-name="ce3" office:value-type="float" office:value="0.41">
            <text:p>0.41</text:p>
          </table:table-cell>
          <table:table-cell office:value-type="float" office:value="0.42">
            <text:p>0.42</text:p>
          </table:table-cell>
          <table:table-cell table:formula="of:=[.B3]/[.A3]" office:value-type="float" office:value="2.05">
            <text:p>2.05</text:p>
          </table:table-cell>
          <table:table-cell table:formula="of:=[.C3]/[.A3]" office:value-type="float" office:value="2.1">
            <text:p>2.1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[.B4]/[.A4]" office:value-type="float" office:value="2.28">
            <text:p>2.28</text:p>
          </table:table-cell>
          <table:table-cell table:formula="of:=[.C4]/[.A4]" office:value-type="float" office:value="2.32">
            <text:p>2.3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06">
            <text:p>1.06</text:p>
          </table:table-cell>
          <table:table-cell office:value-type="float" office:value="1.13">
            <text:p>1.13</text:p>
          </table:table-cell>
          <table:table-cell table:formula="of:=[.B5]/[.A5]" office:value-type="float" office:value="2.12">
            <text:p>2.12</text:p>
          </table:table-cell>
          <table:table-cell table:formula="of:=[.C5]/[.A5]" office:value-type="float" office:value="2.26">
            <text:p>2.2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.45">
            <text:p>1.45</text:p>
          </table:table-cell>
          <table:table-cell office:value-type="float" office:value="1.52">
            <text:p>1.52</text:p>
          </table:table-cell>
          <table:table-cell table:formula="of:=[.B6]/[.A6]" office:value-type="float" office:value="1.93333333333333">
            <text:p>1.9333333333</text:p>
          </table:table-cell>
          <table:table-cell table:formula="of:=[.C6]/[.A6]" office:value-type="float" office:value="2.02666666666667">
            <text:p>2.02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  <table:table-cell office:value-type="float" office:value="1.8">
            <text:p>1.8</text:p>
          </table:table-cell>
          <table:table-cell table:formula="of:=[.B7]/[.A7]" office:value-type="float" office:value="1.83">
            <text:p>1.83</text:p>
          </table:table-cell>
          <table:table-cell table:formula="of:=[.C7]/[.A7]" office:value-type="float" office:value="1.8">
            <text:p>1.8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.27">
            <text:p>2.27</text:p>
          </table:table-cell>
          <table:table-cell office:value-type="float" office:value="2.03">
            <text:p>2.03</text:p>
          </table:table-cell>
          <table:table-cell table:formula="of:=[.B8]/[.A8]" office:value-type="float" office:value="1.816">
            <text:p>1.816</text:p>
          </table:table-cell>
          <table:table-cell table:formula="of:=[.C8]/[.A8]" office:value-type="float" office:value="1.624">
            <text:p>1.624</text:p>
          </table:table-cell>
        </table:table-row>
        <table:table-row table:style-name="ro2">
          <table:table-cell table:style-name="ce5" office:value-type="float" office:value="1.5">
            <text:p>1.5</text:p>
          </table:table-cell>
          <table:table-cell table:style-name="ce5" office:value-type="float" office:value="2.91">
            <text:p>2.91</text:p>
          </table:table-cell>
          <table:table-cell table:style-name="ce5" office:value-type="float" office:value="2.33">
            <text:p>2.33</text:p>
          </table:table-cell>
          <table:table-cell table:formula="of:=[.B9]/[.A9]" office:value-type="float" office:value="1.94">
            <text:p>1.94</text:p>
          </table:table-cell>
          <table:table-cell table:formula="of:=[.C9]/[.A9]" office:value-type="float" office:value="1.55333333333333">
            <text:p>1.553333333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.57">
            <text:p>3.57</text:p>
          </table:table-cell>
          <table:table-cell office:value-type="float" office:value="2.78">
            <text:p>2.78</text:p>
          </table:table-cell>
          <table:table-cell table:formula="of:=[.B10]/[.A10]" office:value-type="float" office:value="2.04">
            <text:p>2.04</text:p>
          </table:table-cell>
          <table:table-cell table:formula="of:=[.C10]/[.A10]" office:value-type="float" office:value="1.58857142857143">
            <text:p>1.588571428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3.46">
            <text:p>3.46</text:p>
          </table:table-cell>
          <table:table-cell table:formula="of:=[.B11]/[.A11]" office:value-type="float" office:value="1.85">
            <text:p>1.85</text:p>
          </table:table-cell>
          <table:table-cell table:formula="of:=[.C11]/[.A11]" office:value-type="float" office:value="1.73">
            <text:p>1.73</text:p>
          </table:table-cell>
        </table:table-row>
        <table:table-row table:style-name="ro3" table:number-rows-repeated="2">
          <table:table-cell table:style-name="Default" table:number-columns-repeated="5"/>
        </table:table-row>
        <table:table-row table:style-name="ro3">
          <table:table-cell table:style-name="Default" table:number-columns-repeated="5"/>
        </table:table-row>
      </table:table>
      <table:table table:name="Hoja2" table:style-name="ta1">
        <table:table-column table:style-name="co6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anux </meta:initial-creator>
    <meta:creation-date>2013-05-15T20:17:02</meta:creation-date>
    <dc:date>2013-05-16T20:13:12</dc:date>
    <dc:creator>Facundo Silva</dc:creator>
    <meta:editing-duration>PT3M18S</meta:editing-duration>
    <meta:editing-cycles>5</meta:editing-cycles>
    <meta:generator>LibreOffice/3.5$Linux_x86 LibreOffice_project/350m1$Build-2</meta:generator>
    <meta:document-statistic meta:table-count="3" meta:cell-count="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7cm" xlink:href=".." xlink:type="simple" chart:class="chart:scatter" chart:style-name="ch1">
        <chart:title svg:x="3.915cm" svg:y="0.316cm" chart:style-name="ch2">
          <text:p>Transferencia Sensor Tensión Capacitor</text:p>
        </chart:title>
        <chart:plot-area chart:style-name="ch3" table:cell-range-address="Hoja1.A2:Hoja1.B11" svg:x="1.33cm" svg:y="1.635cm" svg:width="14.019cm" svg:height="6.211cm">
          <chartooo:coordinate-region svg:x="2.057cm" svg:y="1.834cm" svg:width="13.053cm" svg:height="5.365cm"/>
          <chart:axis chart:dimension="x" chart:name="primary-x" chart:style-name="ch4">
            <chart:title svg:x="6.919cm" svg:y="8.026cm" chart:style-name="ch5">
              <text:p>Entrada del sensor</text:p>
            </chart:title>
          </chart:axis>
          <chart:axis chart:dimension="y" chart:name="primary-y" chart:style-name="ch4">
            <chart:title svg:x="0.451cm" svg:y="6.054cm" chart:style-name="ch6">
              <text:p>Salida del sensor</text:p>
            </chart:title>
            <chart:grid chart:style-name="ch7" chart:class="major"/>
          </chart:axis>
          <chart:series chart:style-name="ch8" chart:values-cell-range-address="Hoja1.B2:Hoja1.B11" chart:class="chart:scatter">
            <chart:domain table:cell-range-address="Hoja1.A2:Hoja1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Hoja1.A2:Hoja1.A11</svg:desc>
                </draw:g>
              </table:table-cell>
              <table:table-cell office:value-type="float" office:value="0.32">
                <text:p>0.32</text:p>
                <draw:g>
                  <svg:desc>Hoja1.B2:Hoja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7cm" xlink:href=".." xlink:type="simple" chart:class="chart:scatter" chart:style-name="ch1">
        <chart:title svg:x="4.563cm" svg:y="0.316cm" chart:style-name="ch2">
          <text:p>Transferencia Sensor Tensión HV</text:p>
        </chart:title>
        <chart:plot-area chart:style-name="ch3" table:cell-range-address="Hoja1.A2:Hoja1.A11 Hoja1.C2:Hoja1.C11" svg:x="1.33cm" svg:y="1.635cm" svg:width="14.019cm" svg:height="6.211cm">
          <chartooo:coordinate-region svg:x="2.057cm" svg:y="1.834cm" svg:width="13.053cm" svg:height="5.365cm"/>
          <chart:axis chart:dimension="x" chart:name="primary-x" chart:style-name="ch4">
            <chart:title svg:x="6.919cm" svg:y="8.026cm" chart:style-name="ch5">
              <text:p>Entrada del sensor</text:p>
            </chart:title>
          </chart:axis>
          <chart:axis chart:dimension="y" chart:name="primary-y" chart:style-name="ch4">
            <chart:title svg:x="0.451cm" svg:y="6.054cm" chart:style-name="ch6">
              <text:p>Salida del sensor</text:p>
            </chart:title>
            <chart:grid chart:style-name="ch7" chart:class="major"/>
          </chart:axis>
          <chart:series chart:style-name="ch8" chart:values-cell-range-address="Hoja1.C2:Hoja1.C11" chart:class="chart:scatter">
            <chart:domain table:cell-range-address="Hoja1.A2:Hoja1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Hoja1.A2:Hoja1.A11</svg:desc>
                </draw:g>
              </table:table-cell>
              <table:table-cell office:value-type="float" office:value="0.32">
                <text:p>0.32</text:p>
                <draw:g>
                  <svg:desc>Hoja1.C2:Hoj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.46">
                <text:p>3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6cm" svg:y="0.805cm" chart:style-name="ch2">
          <text:p>Variacion transferencia Sensor Capacitor</text:p>
        </chart:title>
        <chart:plot-area chart:style-name="ch3" table:cell-range-address="Hoja1.A2:Hoja1.A11 Hoja1.D1:Hoja1.D11" chart:data-source-has-labels="both" svg:x="1.331cm" svg:y="1.635cm" svg:width="14.029cm" svg:height="6.765cm">
          <chartooo:coordinate-region svg:x="2.058cm" svg:y="1.835cm" svg:width="13.209cm" svg:height="5.918cm"/>
          <chart:axis chart:dimension="x" chart:name="primary-x" chart:style-name="ch4" chartooo:axis-type="auto">
            <chartooo:date-scale/>
            <chart:categories table:cell-range-address="Hoja1.A2:Hoja1.A11"/>
          </chart:axis>
          <chart:axis chart:dimension="y" chart:name="primary-y" chart:style-name="ch4">
            <chart:title svg:x="0.451cm" svg:y="6.066cm" chart:style-name="ch5">
              <text:p>Transferencia</text:p>
            </chart:title>
            <chart:grid chart:style-name="ch6" chart:class="major"/>
          </chart:axis>
          <chart:series chart:style-name="ch7" chart:values-cell-range-address="Hoja1.D2:Hoja1.D11" chart:label-cell-address="Hoja1.D1:Hoja1.D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ferencia
Sensor Capacitor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</text:p>
                <draw:g>
                  <svg:desc>Hoja1.A2:Hoja1.A11</svg:desc>
                </draw:g>
              </table:table-cell>
              <table:table-cell office:value-type="float" office:value="2.13333333333333">
                <text:p>2.13333333333333</text:p>
                <draw:g>
                  <svg:desc>Hoja1.D2:Hoja1.D1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1.816">
                <text:p>1.81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5">
                <text:p>1.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Variacion transferencia Sensor HV</text:p>
        </chart:title>
        <chart:plot-area chart:style-name="ch3" table:cell-range-address="Hoja1.A2:Hoja1.A11 Hoja1.D1:Hoja1.D1 Hoja1.E2:Hoja1.E11" chart:data-source-has-labels="both" svg:x="1.331cm" svg:y="1.635cm" svg:width="14.029cm" svg:height="6.765cm">
          <chartooo:coordinate-region svg:x="2.058cm" svg:y="1.835cm" svg:width="13.209cm" svg:height="5.918cm"/>
          <chart:axis chart:dimension="x" chart:name="primary-x" chart:style-name="ch4" chartooo:axis-type="auto">
            <chartooo:date-scale/>
            <chart:categories table:cell-range-address="Hoja1.A2:Hoja1.A11"/>
          </chart:axis>
          <chart:axis chart:dimension="y" chart:name="primary-y" chart:style-name="ch4">
            <chart:title svg:x="0.451cm" svg:y="6.066cm" chart:style-name="ch5">
              <text:p>Transferencia</text:p>
            </chart:title>
            <chart:grid chart:style-name="ch6" chart:class="major"/>
          </chart:axis>
          <chart:series chart:style-name="ch7" chart:values-cell-range-address="Hoja1.E2:Hoja1.E11" chart:label-cell-address="Hoja1.D1:Hoja1.D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ferencia
Sensor Capacitor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</text:p>
                <draw:g>
                  <svg:desc>Hoja1.A2:Hoja1.A11</svg:desc>
                </draw:g>
              </table:table-cell>
              <table:table-cell office:value-type="float" office:value="2.13333333333333">
                <text:p>2.13333333333333</text:p>
                <draw:g>
                  <svg:desc>Hoja1.E2:Hoja1.E1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2.02666666666667">
                <text:p>2.026666666666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55333333333333">
                <text:p>1.55333333333333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1.58857142857143">
                <text:p>1.58857142857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3">
                <text:p>1.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